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580000001FB2AA39FFA07D747C.png" manifest:media-type="image/png"/>
  <manifest:file-entry manifest:full-path="Pictures/1000020100000520000000CCE8711029C33CB54D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fo:min-height="2.813cm"/>
      <style:paragraph-properties style:writing-mode="lr-tb"/>
    </style:style>
    <style:style style:name="pr7" style:family="presentation" style:parent-style-name="BrightBlue-title">
      <style:graphic-properties fo:min-height="3.30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.405cm" fo:text-align="start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405cm" fo:text-indent="0cm"/>
    </style:style>
    <style:style style:name="P7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ans2" fo:font-size="26pt" fo:font-style="italic" fo:text-shadow="none" style:text-underline-style="none" fo:font-weight="bold" style:letter-kerning="true" style:font-style-asian="italic" style:font-weight-asian="bold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2Gather</text:span>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Can I Trust This Software?</text:p>
            <text:p/>
            <text:p><text:span text:style-name="T2">A democratic, decentralized guide to </text:span><text:span text:style-name="T2"><text:line-break/></text:span><text:span text:style-name="T2">evaluating the trustworthiness of any softwar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3" draw:layer="layout" svg:width="19.5cm" svg:height="2.6cm" svg:x="1.4cm" svg:y="0.6cm" presentation:class="title">
          <draw:text-box>
            <text:p>Can I Trust This Software?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s This Software What I Think It Is?</text:p>
              </text:list-item>
              <text:list-item>
                <text:p>Can I Trust The People Who Created It?</text:p>
              </text:list-item>
              <text:list-item>
                <text:p>Does It Really Do What It Claims To?</text:p>
              </text:list-item>
              <text:list-item>
                <text:p>Does It Do Anything Else I Don’t Want It To?</text:p>
              </text:list-item>
              <text:list-item>
                <text:p>Has It Been Hacked?</text:p>
              </text:list-item>
              <text:list-item>
                <text:p>If I Start Using This Software Could I Get Screwed Later?</text:p>
              </text:list-item>
              <text:list-item>
                <text:p>Will It Continue To Grow and Improve?</text:p>
              </text:list-item>
              <text:list-item>
                <text:p>Can My Data Be Abused? Can My Use Be Surveilled?</text:p>
              </text:list-item>
              <text:list-item>
                <text:p>Is The Software Controlled By Its Users?</text:p>
              </text:list-item>
              <text:list-item>
                <text:p>Can Users Collaborate Together Safely?</text:p>
              </text:list-item>
              <text:list-item>
                <text:p text:style-name="P4"><text:span text:style-name="T3">Are There Protections Against Using The Software To Violate Civil Rights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3" draw:layer="layout" svg:width="19.5cm" svg:height="2.6cm" svg:x="1.4cm" svg:y="0.6cm" presentation:class="title">
          <draw:text-box>
            <text:p>Is This Software What I Think It Is?</text:p>
          </draw:text-box>
        </draw:frame>
        <draw:frame presentation:style-name="pr4" draw:text-style-name="P3" draw:layer="layout" svg:width="25.2cm" svg:height="9.134cm" svg:x="1.4cm" svg:y="3.8cm" presentation:class="outline">
          <draw:text-box>
            <text:list text:style-name="L3">
              <text:list-item>
                <text:p>Is the software 100% open source so that programmers can see, evaluate and contribute to its code? <text:span text:style-name="T4">Mandatory</text:span></text:p>
              </text:list-item>
              <text:list-item>
                <text:p>Is it used and trusted by a wide range of different people/groups? <text:span text:style-name="T4">Desir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19.5cm" svg:height="2.813cm" svg:x="1.4cm" svg:y="0.494cm" presentation:class="title" presentation:user-transformed="true">
          <draw:text-box>
            <text:p>Can I Trust The People Who Created It?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Has it been developed by a number of people from different organizations? <text:span text:style-name="T4">Desirable</text:span></text:p>
              </text:list-item>
              <text:list-item>
                <text:p><text:span text:style-name="T5">Is there a clear roadmap for future development? </text:span><text:span text:style-name="T4">Desirable</text:span></text:p>
              </text:list-item>
              <text:list-item>
                <text:p>Is the project open to contributions from outside the core team? <text:span text:style-name="T4">Mandatory</text:span></text:p>
              </text:list-item>
              <text:list-item>
                <text:p>Are there ways to provide feedback on bugs and feature requests and are they addressed over time? <text:span text:style-name="T4">Mandatory</text:span></text:p>
              </text:list-item>
              <text:list-item>
                <text:p><text:span text:style-name="T5">Is there a code of conduct for contributors? </text:span><text:span text:style-name="T4">Desir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19.5cm" svg:height="2.813cm" svg:x="1.4cm" svg:y="0.494cm" presentation:class="title" presentation:user-transformed="true">
          <draw:text-box>
            <text:p>Does It Really Do What It Claims To?</text:p>
          </draw:text-box>
        </draw:frame>
        <draw:frame presentation:style-name="pr4" draw:text-style-name="P3" draw:layer="layout" svg:width="25.2cm" svg:height="9.134cm" svg:x="1.4cm" svg:y="3.8cm" presentation:class="outline">
          <draw:text-box>
            <text:list text:style-name="L3">
              <text:list-item>
                <text:p text:style-name="P6">Is it well documented and described in clear language? <text:span text:style-name="T4">Mandatory</text:span></text:p>
              </text:list-item>
              <text:list-item>
                <text:p text:style-name="P6">Has the software been reviewed, audited or endorsed by trustworthy third parties? <text:span text:style-name="T4">Mandator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19.5cm" svg:height="2.813cm" svg:x="1.4cm" svg:y="0.494cm" presentation:class="title" presentation:user-transformed="true">
          <draw:text-box>
            <text:p>Does It Do Anything Else I Don’t Want It To?</text:p>
          </draw:text-box>
        </draw:frame>
        <draw:frame presentation:style-name="pr4" draw:text-style-name="P3" draw:layer="layout" svg:width="25.2cm" svg:height="9.134cm" svg:x="1.4cm" svg:y="3.8cm" presentation:class="outline">
          <draw:text-box>
            <text:list text:style-name="L3">
              <text:list-item>
                <text:p>Has the software passed a security audit by a trustworthy independent security firm? <text:span text:style-name="T4">Mandatory</text:span></text:p>
              </text:list-item>
              <text:list-item>
                <text:p><text:span text:style-name="T6">Is the software re-audited periodically? </text:span><text:span text:style-name="T4">Desirable</text:span></text:p>
              </text:list-item>
              <text:list-item>
                <text:p><text:span text:style-name="T7">Are there a lot of people using it to identify anything strange? </text:span><text:span text:style-name="T4">Desirable</text:span></text:p>
              </text:list-item>
              <text:list-item>
                <text:p><text:span text:style-name="T7">Are there a lot of different developers involved from different organizations? </text:span><text:span text:style-name="T4">Desir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3" draw:layer="layout" svg:width="19.5cm" svg:height="2.6cm" svg:x="1.4cm" svg:y="0.6cm" presentation:class="title">
          <draw:text-box>
            <text:p>Has It Been Hacked?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5">Can I verify the digital signature of the software I have installed against the signature reported on a secure website controlled by the core developers? </text:span><text:span text:style-name="T8">Mandatory</text:span></text:p>
              </text:list-item>
              <text:list-item>
                <text:p><text:span text:style-name="T5">Is it built in such a way that it supports “reproducible builds” so that the integrity of each version can be evaluated? </text:span><text:span text:style-name="T4">Desirable</text:span></text:p>
              </text:list-item>
              <text:list-item>
                <text:p text:style-name="P6"><text:span text:style-name="T7">Are there a lot of people using it to identify anything strange? </text:span><text:span text:style-name="T4">Desirable</text:span></text:p>
              </text:list-item>
              <text:list-item>
                <text:p><text:span text:style-name="T7">Are there a lot of different developers involved from different organizations? </text:span><text:span text:style-name="T4">Desir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19.5cm" svg:height="2.813cm" svg:x="1.4cm" svg:y="0.494cm" presentation:class="title" presentation:user-transformed="true">
          <draw:text-box>
            <text:p>If I Start Using This Software Could I Get Screwed Later?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s it open source? <text:span text:style-name="T4">Mandatory</text:span></text:p>
              </text:list-item>
              <text:list-item>
                <text:p>Is the open source library “copy-left” so that anyone who builds off of it has to make their improvements available to everyone? <text:span text:style-name="T4">Mandatory</text:span></text:p>
              </text:list-item>
              <text:list-item>
                <text:p text:style-name="P6"><text:span text:style-name="T7">Are there a lot of people using regularly? </text:span><text:span text:style-name="T4">Desirable</text:span></text:p>
              </text:list-item>
              <text:list-item>
                <text:p><text:span text:style-name="T7">Are there a lot of different developers involved from different organizations? </text:span><text:span text:style-name="T4">Desir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19.5cm" svg:height="2.813cm" svg:x="1.4cm" svg:y="0.494cm" presentation:class="title" presentation:user-transformed="true">
          <draw:text-box>
            <text:p>Will It Continue To Grow and Improve?</text:p>
          </draw:text-box>
        </draw:frame>
        <draw:frame presentation:style-name="pr4" draw:text-style-name="P3" draw:layer="layout" svg:width="25.2cm" svg:height="9.134cm" svg:x="1.4cm" svg:y="3.8cm" presentation:class="outline">
          <draw:text-box>
            <text:list text:style-name="L3">
              <text:list-item>
                <text:p text:style-name="P6"><text:span text:style-name="T6">Are there ways to provide feedback on bugs and feature requests and are they addressed over time?</text:span><text:span text:style-name="T4"> Mandatory</text:span></text:p>
              </text:list-item>
              <text:list-item>
                <text:p text:style-name="P6"><text:span text:style-name="T6">Does the software have a way to sustainably finance its continued development through fair and reasonable usage fees? </text:span><text:span text:style-name="T4">Mandatory</text:span></text:p>
              </text:list-item>
              <text:list-item>
                <text:p><text:span text:style-name="T6">Is there a built-in mechanism that ensures people cannot use it without contributing their fair share? </text:span><text:span text:style-name="T4">Mandatory</text:span></text:p>
              </text:list-item>
              <text:list-item>
                <text:p><text:span text:style-name="T7">Is there a clear roadmap for future development? </text:span><text:span text:style-name="T4">Desir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19.5cm" svg:height="2.813cm" svg:x="1.4cm" svg:y="0.494cm" presentation:class="title" presentation:user-transformed="true">
          <draw:text-box>
            <text:p>Can My Data Be Abused? Can My Use Be Surveilled?</text:p>
          </draw:text-box>
        </draw:frame>
        <draw:frame presentation:style-name="pr4" draw:text-style-name="P3" draw:layer="layout" svg:width="25.2cm" svg:height="9.134cm" svg:x="1.4cm" svg:y="3.8cm" presentation:class="outline">
          <draw:text-box>
            <text:list text:style-name="L3">
              <text:list-item>
                <text:p>Are there ways for you to permanently delete your data if you want to? <text:span text:style-name="T4">Mandatory</text:span></text:p>
              </text:list-item>
              <text:list-item>
                <text:p><text:span text:style-name="T6">If you do not delete or modify your data, can it be deleted or modified by anyone else without your consent?</text:span><text:span text:style-name="T4"> Mandatory</text:span></text:p>
              </text:list-item>
              <text:list-item>
                <text:p><text:span text:style-name="T6">No one other than the directly relevant users of the app ever have access to data. For example, no “administrators” or developers can ever access that data. </text:span><text:span text:style-name="T4">Mandatory</text:span></text:p>
              </text:list-item>
              <text:list-item>
                <text:p><text:span text:style-name="T6">Does the software support strong “end-to-end” encryption for messages and posts? </text:span><text:span text:style-name="T4">Mandatory</text:span></text:p>
              </text:list-item>
              <text:list-item>
                <text:p><text:span text:style-name="T6">Does the software provide guarantees about how your data will be shared and the ability to customize your settings? </text:span><text:span text:style-name="T4">Mandatory</text:span></text:p>
              </text:list-item>
              <text:list-item>
                <text:p><text:span text:style-name="T6">Is the software 100% open source so that these guarantees can be evaluated? </text:span><text:span text:style-name="T4">Mandatory</text:span></text:p>
              </text:list-item>
              <text:list-item>
                <text:p><text:span text:style-name="T6">Has the software passed a data safety audit?</text:span><text:span text:style-name="T4"> Desirabl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19.5cm" svg:height="2.813cm" svg:x="1.4cm" svg:y="0.494cm" presentation:class="title" presentation:user-transformed="true">
          <draw:text-box>
            <text:p>Is The Software Controlled By Its Users?</text:p>
          </draw:text-box>
        </draw:frame>
        <draw:frame presentation:style-name="pr4" draw:text-style-name="P3" draw:layer="layout" svg:width="25.2cm" svg:height="9.134cm" svg:x="1.4cm" svg:y="3.8cm" presentation:class="outline">
          <draw:text-box>
            <text:list text:style-name="L3">
              <text:list-item>
                <text:p>Are there a clear and openly accessible bylaws for the oversight and development of the software? <text:span text:style-name="T4">Mandatory</text:span></text:p>
              </text:list-item>
              <text:list-item>
                <text:p>Is the control of the software 100% in the hands of its users through an enforceable process of direct democracy? <text:span text:style-name="T4">Mandatory</text:span></text:p>
              </text:list-item>
              <text:list-item>
                <text:p>Is it legally impossible for the organization that manages the software to be sold to private party? <text:span text:style-name="T4">Mandatory</text:span></text:p>
              </text:list-item>
              <text:list-item>
                <text:p><text:span text:style-name="T6">Is it legally impossible for the oversight of the software to be taken out of the hands of its user base? </text:span><text:span text:style-name="T4">Mandator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6" draw:text-style-name="P3" draw:layer="layout" svg:width="19.5cm" svg:height="2.813cm" svg:x="1.4cm" svg:y="0.494cm" presentation:class="title" presentation:user-transformed="true">
          <draw:text-box>
            <text:p>Can Users Collaborate Together Safely?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an users collaborate without surveillance or interference by anyone, including the developers of the software? <text:span text:style-name="T4">Mandator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7" draw:text-style-name="P7" draw:layer="layout" svg:width="19.5cm" svg:height="3.304cm" svg:x="1.4cm" svg:y="0.249cm" presentation:class="title" presentation:user-transformed="true">
          <draw:text-box>
            <text:p><text:span text:style-name="T3">Are There Protections Against Using The Software To Violate Civil Rights?</text:span></text:p>
          </draw:text-box>
        </draw:frame>
        <draw:frame presentation:style-name="pr4" draw:text-style-name="P3" draw:layer="layout" svg:width="25.2cm" svg:height="9.134cm" svg:x="1.4cm" svg:y="3.8cm" presentation:class="outline">
          <draw:text-box>
            <text:list text:style-name="L3">
              <text:list-item>
                <text:p>Does the software have in-built safeguard that prevent it from being used to violate civil rights? <text:span text:style-name="T4">Desirable</text:span></text:p>
              </text:list-item>
              <text:list-item>
                <text:p>Does it articulate and explain what it can and should be used for and how that is intrinsically enforced? <text:span text:style-name="T4">Mandatory</text:span></text:p>
              </text:list-item>
              <text:list-item>
                <text:p><text:span text:style-name="T6">Is it possible to freely use the software for all other purposes as directed by its individual users?</text:span><text:span text:style-name="T4"> Mandator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8711029C33CB54D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(c) by 2Gather, 2021 <text:s text:c="23"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1.684cm" svg:height="0.593cm" svg:x="14.986cm" svg:y="14.393cm">
        <draw:image xlink:href="Pictures/10000201000000580000001FB2AA39FFA07D747C.png" xlink:type="simple" xlink:show="embed" xlink:actuate="onLoad" loext:mime-type="image/png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19:15:26.196645728</meta:creation-date>
    <meta:editing-duration>PT2H59M13S</meta:editing-duration>
    <meta:editing-cycles>19</meta:editing-cycles>
    <meta:generator>LibreOffice/6.4.7.2$Linux_X86_64 LibreOffice_project/40$Build-2</meta:generator>
    <dc:title>Bright Blue</dc:title>
    <dc:date>2021-06-12T12:55:19.156701391</dc:date>
    <meta:document-statistic meta:object-count="75"/>
  </office:meta>
</office:document-meta>
</file>